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7.5104in" fo:margin-left="0in" table:align="left" style:writing-mode="lr-tb"/>
    </style:style>
    <style:style style:name="Table1.A" style:family="table-column">
      <style:table-column-properties style:column-width="1.5833in"/>
    </style:style>
    <style:style style:name="Table1.B" style:family="table-column">
      <style:table-column-properties style:column-width="1.4896in"/>
    </style:style>
    <style:style style:name="Table1.C" style:family="table-column">
      <style:table-column-properties style:column-width="1.6354in"/>
    </style:style>
    <style:style style:name="Table1.D" style:family="table-column">
      <style:table-column-properties style:column-width="2.8021in"/>
    </style:style>
    <style:style style:name="Table1.A1" style:family="table-cell">
      <style:table-cell-properties style:vertical-align="top" fo:padding="0.0694in" fo:border="1pt solid #000000"/>
    </style:style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fo:break-before="auto" fo:break-after="auto" style:writing-mode="lr-tb"/>
      <style:text-properties fo:font-weight="bold" style:font-weight-asian="bold" style:font-weight-complex="bold"/>
    </style:style>
    <style:style style:name="P3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</style:style>
    <style:style style:name="P4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</style:style>
    <style:style style:name="P7" style:family="paragraph" style:parent-style-name="Standard" style:master-page-name="Standard">
      <style:paragraph-properties fo:line-height="115%" style:page-number="auto" fo:break-before="auto" fo:break-after="auto" style:writing-mode="lr-tb"/>
    </style:style>
    <style:style style:name="P8" style:family="paragraph" style:parent-style-name="Standard" style:master-page-name="Standard">
      <style:paragraph-properties fo:line-height="115%" fo:text-align="end" style:justify-single-word="false" style:page-number="auto" fo:break-before="auto" fo:break-after="auto" style:writing-mode="lr-tb"/>
    </style:style>
    <style:style style:name="P9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rsid="001c9f8e" officeooo:paragraph-rsid="001c9f8e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rsid="001d590c" officeooo:paragraph-rsid="001d590c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rsid="001ecec5" officeooo:paragraph-rsid="001ecec5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text-line-through-style="none" style:text-line-through-type="none" style:font-name="Arial" fo:font-size="11pt" fo:font-style="normal" style:text-underline-style="none" fo:font-weight="bold" officeooo:rsid="001c9f8e" officeooo:paragraph-rsid="001c9f8e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T1" style:family="text">
      <style:text-properties fo:color="#000000" style:text-line-through-style="none" style:text-line-through-typ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T2" style:family="text"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3"><text:span text:style-name="T1">Months of the Year:</text:span></text:p>
            <text:p text:style-name="P4">January</text:p>
            <text:p text:style-name="P4">February</text:p>
            <text:p text:style-name="P4">March</text:p>
            <text:p text:style-name="P4">April</text:p>
            <text:p text:style-name="P4">May</text:p>
            <text:p text:style-name="P4">June</text:p>
            <text:p text:style-name="P4">July</text:p>
            <text:p text:style-name="P4">August</text:p>
            <text:p text:style-name="P4">September</text:p>
            <text:p text:style-name="P4">October</text:p>
            <text:p text:style-name="P4">November</text:p>
            <text:p text:style-name="P4">December</text:p>
            <text:p text:style-name="P4"/>
            <text:p text:style-name="P3"><text:span text:style-name="T1">Common Names:</text:span></text:p>
            <text:p text:style-name="P3"><text:span text:style-name="T2">John Smith</text:span></text:p>
            <text:p text:style-name="P4">Sarah</text:p>
            <text:p text:style-name="P4">Simon</text:p>
            <text:p text:style-name="P4">David</text:p>
            <text:p text:style-name="P4">Mary</text:p>
            <text:p text:style-name="P4">Nick</text:p>
            <text:p text:style-name="P3"><text:span text:style-name="T2">Mr Brown</text:span></text:p>
            <text:p text:style-name="P4">Liz</text:p>
          </table:table-cell>
          <table:table-cell table:style-name="Table1.A1" office:value-type="string">
            <text:p text:style-name="P6"><text:span text:style-name="T1">Days of the week:</text:span></text:p>
            <text:p text:style-name="P5">Saturday</text:p>
            <text:p text:style-name="P5">Sunday</text:p>
            <text:p text:style-name="P5">Monday</text:p>
            <text:p text:style-name="P5">Tuesday</text:p>
            <text:p text:style-name="P5">Wednesday</text:p>
            <text:p text:style-name="P5">Thursday</text:p>
            <text:p text:style-name="P5">Friday</text:p>
            <text:p text:style-name="P5"/>
            <text:p text:style-name="P6"><text:span text:style-name="T1">Common Place:</text:span></text:p>
            <text:p text:style-name="P6"><text:span text:style-name="T2">Public Library</text:span></text:p>
            <text:p text:style-name="P5">Cafeteria</text:p>
            <text:p text:style-name="P5">University</text:p>
            <text:p text:style-name="P5">Department</text:p>
            <text:p text:style-name="P5">Toilet</text:p>
            <text:p text:style-name="P5">Cinema</text:p>
            <text:p text:style-name="P5">Theater</text:p>
            <text:p text:style-name="P6"><text:span text:style-name="T2">Luna Park</text:span></text:p>
            <text:p text:style-name="P6"><text:span text:style-name="T2">Shopping Mall</text:span></text:p>
            <text:p text:style-name="P5"/>
          </table:table-cell>
          <table:table-cell table:style-name="Table1.A1" office:value-type="string">
            <text:p text:style-name="P6"><text:span text:style-name="T1">Season of the Year:</text:span></text:p>
            <text:p text:style-name="P5">Spring</text:p>
            <text:p text:style-name="P5">Summer</text:p>
            <text:p text:style-name="P5">Winter</text:p>
            <text:p text:style-name="P5">Autumn</text:p>
            <text:p text:style-name="P11"/>
            <text:p text:style-name="P15">Music:</text:p>
            <text:p text:style-name="P12">Jazz</text:p>
            <text:p text:style-name="P13">Pop</text:p>
            <text:p text:style-name="P13">Folk</text:p>
            <text:p text:style-name="P13">Classical</text:p>
            <text:p text:style-name="P13">Concert</text:p>
            <text:p text:style-name="P13">Radio</text:p>
            <text:p text:style-name="P14">Disco</text:p>
            <text:p text:style-name="P14">Pub</text:p>
            <text:p text:style-name="P14">Concert Hall</text:p>
            <text:p text:style-name="P14">Opera House</text:p>
          </table:table-cell>
          <table:table-cell table:style-name="Table1.A1" office:value-type="string">
            <text:p text:style-name="P6"><text:span text:style-name="T1">Common Nationalities:</text:span></text:p>
            <text:p text:style-name="P5">Bangladeshis</text:p>
            <text:p text:style-name="P5">Canadians</text:p>
            <text:p text:style-name="P5">Brazilians</text:p>
            <text:p text:style-name="P5">Muslims</text:p>
            <text:p text:style-name="P5">Christians</text:p>
            <text:p text:style-name="P5">Hindus</text:p>
            <text:p text:style-name="P5">Jewess</text:p>
          </table:table-cell>
        </table:table-row>
      </table:table>
      <text:p text:style-name="P1"/>
      <text:p text:style-name="P1"><text:span text:style-name="T3">Common Words:</text:span></text:p>
      <text:p text:style-name="P1">Pizza</text:p>
      <text:p text:style-name="P1">Bicycles</text:p>
      <text:p text:style-name="P1">Community</text:p>
      <text:p text:style-name="P1">Fundraiser</text:p>
      <text:p text:style-name="P1">Charity work</text:p>
      <text:p text:style-name="P1">Museum</text:p>
      <text:p text:style-name="P1">Grassroots</text:p>
      <text:p text:style-name="P1">Government</text:p>
      <text:p text:style-name="P1">Environment</text:p>
      <text:p text:style-name="P1">Their</text:p>
      <text:p text:style-name="P1">Different</text:p>
      <text:p text:style-name="P1">Believe</text:p>
      <text:p text:style-name="P1">Percentage</text:p>
      <text:p text:style-name="P1">Society</text:p>
      <text:p text:style-name="P1">Until</text:p>
      <text:p text:style-name="P1">Definitely</text:p>
      <text:p text:style-name="P1">Which</text:p>
      <text:p text:style-name="P1">Nowaday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Heading_20_1" style:display-name="Heading 1" style:family="paragraph" style:parent-style-name="Standard" style:class="text">
      <style:paragraph-properties fo:margin-top="0.278in" fo:margin-bottom="0.0835in" style:contextual-spacing="false" fo:line-height="115%" fo:keep-together="always" fo:break-before="auto" fo:break-after="auto" fo:keep-with-next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 style:class="text">
      <style:paragraph-properties fo:margin-top="0.25in" fo:margin-bottom="0.0835in" style:contextual-spacing="false" fo:line-height="115%" fo:keep-together="always" fo:break-before="auto" fo:break-after="auto" fo:keep-with-next="always" style:writing-mode="lr-tb"/>
      <style:text-properties fo:font-size="16pt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Standard" style:class="text">
      <style:paragraph-properties fo:margin-top="0.222in" fo:margin-bottom="0.0555in" style:contextual-spacing="false" fo:line-height="115%" fo:keep-together="always" fo:break-before="auto" fo:break-after="auto" fo:keep-with-next="always" style:writing-mode="lr-tb"/>
      <style:text-properties fo:color="#434343" fo:font-size="14pt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Standard" style:class="text">
      <style:paragraph-properties fo:margin-top="0.1945in" fo:margin-bottom="0.0555in" style:contextual-spacing="false" fo:line-height="115%" fo:keep-together="always" fo:break-before="auto" fo:break-after="auto" fo:keep-with-next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 style:class="text">
      <style:paragraph-properties fo:margin-top="0.1665in" fo:margin-bottom="0.0555in" style:contextual-spacing="false" fo:line-height="115%" fo:keep-together="always" fo:break-before="auto" fo:break-after="auto" fo:keep-with-next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 style:class="text">
      <style:paragraph-properties fo:margin-top="0.1665in" fo:margin-bottom="0.0555in" style:contextual-spacing="false" fo:line-height="115%" fo:keep-together="always" fo:break-before="auto" fo:break-after="auto" fo:keep-with-next="always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in" fo:margin-bottom="0.0417in" style:contextual-spacing="false" fo:line-height="115%" fo:keep-together="always" fo:break-before="auto" fo:break-after="auto" fo:keep-with-next="always" style:writing-mode="lr-tb"/>
      <style:text-properties fo:font-size="26pt" style:font-size-asian="26pt" style:font-size-complex="26pt"/>
    </style:style>
    <style:style style:name="Subtitle" style:family="paragraph" style:parent-style-name="Standard" style:class="chapter">
      <style:paragraph-properties fo:margin-top="0in" fo:margin-bottom="0.222in" style:contextual-spacing="false" fo:line-height="115%" fo:keep-together="always" fo:break-before="auto" fo:break-after="auto" fo:keep-with-next="always" style:writing-mode="lr-tb"/>
      <style:text-properties fo:color="#666666" style:font-name="Arial" fo:font-family="Arial" style:font-family-generic="swiss" style:font-pitch="variable" fo:font-size="15pt" fo:font-style="normal" style:font-name-asian="Arial" style:font-family-asian="Arial" style:font-family-generic-asian="swiss" style:font-pitch-asian="variable" style:font-size-asian="15pt" style:font-style-asian="normal" style:font-name-complex="Arial" style:font-family-complex="Arial" style:font-family-generic-complex="swiss" style:font-pitch-complex="variable" style:font-size-complex="15pt" style:font-style-complex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8563in" style:type="center"/>
          <style:tab-stop style:position="7.712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line-height="115%" fo:text-align="end" style:justify-single-word="false" style:page-number="auto" fo:break-before="auto" fo:break-after="auto" style:writing-mode="lr-tb"/>
    </style:style>
    <style:page-layout style:name="Mpm1">
      <style:page-layout-properties fo:page-width="8.2681in" fo:page-height="11.6929in" style:num-format="1" style:print-orientation="portrait" fo:margin-top="0.5in" fo:margin-bottom="0.4917in" fo:margin-left="0.5in" fo:margin-right="0.5in" fo:border="none" fo:padding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083in" fo:margin-left="0in" fo:margin-right="0in" fo:margin-top="0.0083in" style:dynamic-spacing="true"/>
      </style:footer-style>
    </style:page-layout>
  </office:automatic-styles>
  <office:master-styles>
    <style:master-page style:name="Standard" style:page-layout-name="Mpm1">
      <style:footer>
        <text:p text:style-name="MP1">Page <text:page-number text:select-page="current">1</text:page-number> of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title/>
    <meta:initial-creator/>
    <meta:editing-cycles>4</meta:editing-cycles>
    <dc:date>2016-09-22T09:17:39.610039969</dc:date>
    <meta:editing-duration>PT3M48S</meta:editing-duration>
    <meta:document-statistic meta:table-count="1" meta:image-count="0" meta:object-count="0" meta:page-count="1" meta:paragraph-count="84" meta:word-count="108" meta:character-count="678" meta:non-whitespace-character-count="654"/>
  </office:meta>
</office:document-meta>
</file>